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ＭＳ 明朝'"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fo:color="#000000" style:font-name="Arial" style:font-name-complex="Arial1"/>
    </style:style>
    <style:style style:name="P3" style:family="paragraph" style:parent-style-name="Standard">
      <style:text-properties fo:color="#000000" style:font-name="Arial" fo:font-size="10pt" fo:font-weight="bold" style:font-size-asian="10pt" style:font-weight-asian="bold" style:font-name-complex="Arial1" style:font-size-complex="10pt"/>
    </style:style>
    <style:style style:name="P4" style:family="paragraph" style:parent-style-name="Standard">
      <style:text-properties fo:color="#000000" style:font-name="Arial" fo:font-size="10pt" style:font-size-asian="10pt" style:font-name-complex="Arial1" style:font-size-complex="10pt"/>
    </style:style>
    <style:style style:name="P5" style:family="paragraph" style:parent-style-name="Standard">
      <style:text-properties fo:color="#000000" style:font-name="Arial" style:text-underline-style="solid" style:text-underline-width="auto" style:text-underline-color="font-color" style:font-name-complex="Arial1"/>
    </style:style>
    <style:style style:name="P6" style:family="paragraph" style:parent-style-name="Standard">
      <style:text-properties fo:color="#000000" style:font-name="Arial" fo:font-style="italic" style:font-style-asian="italic" style:font-name-complex="Arial1"/>
    </style:style>
    <style:style style:name="P7" style:family="paragraph" style:parent-style-name="Standard">
      <style:text-properties fo:color="#000000" style:font-name="Arial" fo:font-size="18pt" fo:font-style="italic" fo:font-weight="bold" style:font-size-asian="18pt" style:font-style-asian="italic" style:font-weight-asian="bold" style:font-name-complex="Arial1" style:font-size-complex="18pt"/>
    </style:style>
    <style:style style:name="P8" style:family="paragraph" style:parent-style-name="Standard">
      <style:text-properties fo:color="#000000" style:font-name="Arial" fo:font-size="18pt" fo:font-weight="bold" style:font-size-asian="18pt" style:font-weight-asian="bold" style:font-name-complex="Arial1" style:font-size-complex="18pt"/>
    </style:style>
    <style:style style:name="P9" style:family="paragraph" style:parent-style-name="Standard">
      <style:text-properties fo:color="#7f7f7f" style:font-name="Arial" fo:font-size="10pt" style:font-size-asian="10pt" style:font-name-complex="Arial1" style:font-size-complex="10pt"/>
    </style:style>
    <style:style style:name="P10" style:family="paragraph" style:parent-style-name="Standard">
      <style:text-properties fo:color="#7f7f7f" style:font-name="Arial" fo:font-size="10pt" fo:font-weight="bold" style:font-size-asian="10pt" style:font-weight-asian="bold" style:font-name-complex="Arial1" style:font-size-complex="10pt"/>
    </style:style>
    <style:style style:name="P11" style:family="paragraph" style:parent-style-name="Standard">
      <style:text-properties fo:color="#31849b" style:font-name="Arial" fo:font-size="10pt" fo:font-weight="bold" style:font-size-asian="10pt" style:font-weight-asian="bold" style:font-name-complex="Arial1" style:font-size-complex="10pt"/>
    </style:style>
    <style:style style:name="P12" style:family="paragraph" style:parent-style-name="Standard">
      <style:text-properties fo:color="#31849b" style:font-name="Arial" fo:font-size="10pt" style:font-size-asian="10pt" style:font-name-complex="Arial1" style:font-size-complex="10pt"/>
    </style:style>
    <style:style style:name="P13" style:family="paragraph" style:parent-style-name="Standard">
      <style:text-properties fo:color="#3366ff" style:font-name="Arial" fo:font-size="18pt" fo:font-weight="bold" style:font-size-asian="18pt" style:font-weight-asian="bold" style:font-name-complex="Arial1" style:font-size-complex="18pt"/>
    </style:style>
    <style:style style:name="P14" style:family="paragraph" style:parent-style-name="Standard" style:list-style-name="WWNum1"/>
    <style:style style:name="P15" style:family="paragraph" style:parent-style-name="Standard" style:list-style-name="WWNum2"/>
    <style:style style:name="P16" style:family="paragraph" style:parent-style-name="Standard">
      <style:text-properties fo:color="#ffffff" fo:font-size="18pt" fo:font-weight="bold" style:font-size-asian="18pt" style:font-weight-asian="bold" style:font-size-complex="18pt"/>
    </style:style>
    <style:style style:name="P17" style:family="paragraph" style:parent-style-name="Standard">
      <style:text-properties officeooo:paragraph-rsid="001b598e"/>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text-indent="0in" style:auto-text-indent="false"/>
      <style:text-properties fo:color="#000000" style:font-name="Arial" fo:font-size="18pt" fo:font-style="italic" fo:font-weight="bold" style:font-size-asian="18pt" style:font-style-asian="italic" style:font-weight-asian="bold" style:font-name-complex="Arial1" style:font-size-complex="18pt"/>
    </style:style>
    <style:style style:name="P20" style:family="paragraph" style:parent-style-name="Standard">
      <style:paragraph-properties fo:margin-left="0.5in" fo:margin-right="0in" fo:text-indent="0in" style:auto-text-indent="false"/>
      <style:text-properties officeooo:paragraph-rsid="001b598e"/>
    </style:style>
    <style:style style:name="P21" style:family="paragraph" style:parent-style-name="Standard" style:master-page-name="Standard">
      <style:paragraph-properties fo:text-align="end" style:justify-single-word="false" style:page-number="auto"/>
    </style:style>
    <style:style style:name="P22" style:family="paragraph" style:parent-style-name="Standard">
      <style:paragraph-properties fo:margin-left="0.75in" fo:margin-right="0in" fo:text-indent="0in" style:auto-text-indent="false"/>
      <style:text-properties fo:color="#000000" style:font-name="Arial" fo:font-style="italic" style:font-style-asian="italic" style:font-name-complex="Arial1"/>
    </style:style>
    <style:style style:name="P23" style:family="paragraph" style:parent-style-name="Standard">
      <style:paragraph-properties fo:margin-left="1in" fo:margin-right="0in" fo:text-indent="0in" style:auto-text-indent="false"/>
      <style:text-properties fo:color="#000000" style:font-name="Arial" fo:font-style="italic" style:font-style-asian="italic" style:font-name-complex="Arial1"/>
    </style:style>
    <style:style style:name="P24" style:family="paragraph" style:parent-style-name="Standard">
      <style:paragraph-properties fo:break-before="page"/>
    </style:style>
    <style:style style:name="P25" style:family="paragraph" style:parent-style-name="Standard">
      <style:paragraph-properties fo:margin-left="0in" fo:margin-right="0in" fo:text-indent="0in" style:auto-text-indent="false"/>
      <style:text-properties officeooo:paragraph-rsid="001b598e"/>
    </style:style>
    <style:style style:name="P26" style:family="paragraph" style:parent-style-name="Header">
      <style:paragraph-properties>
        <style:tab-stops>
          <style:tab-stop style:position="2.3126in" style:type="center"/>
          <style:tab-stop style:position="8.2362in" style:type="right"/>
        </style:tab-stops>
      </style:paragraph-properties>
    </style:style>
    <style:style style:name="T1" style:family="text">
      <style:text-properties fo:color="#000000" style:font-name="Arial" fo:font-size="18pt" fo:font-weight="bold" style:font-size-asian="18pt" style:font-weight-asian="bold" style:font-name-complex="Arial1" style:font-size-complex="18pt"/>
    </style:style>
    <style:style style:name="T2" style:family="text">
      <style:text-properties fo:color="#000000" style:font-name="Arial" fo:font-size="18pt" fo:font-style="italic" fo:font-weight="bold" style:font-size-asian="18pt" style:font-style-asian="italic" style:font-weight-asian="bold" style:font-name-complex="Arial1" style:font-size-complex="18pt"/>
    </style:style>
    <style:style style:name="T3" style:family="text">
      <style:text-properties fo:color="#000000" style:font-name="Arial" fo:font-size="10pt" fo:font-weight="bold" style:font-size-asian="10pt" style:font-weight-asian="bold" style:font-name-complex="Arial1" style:font-size-complex="10pt"/>
    </style:style>
    <style:style style:name="T4" style:family="text">
      <style:text-properties fo:color="#000000" style:font-name="Arial" fo:font-size="10pt" fo:font-weight="bold" style:font-size-asian="10pt" style:font-weight-asian="bold" style:font-name-complex="Arial1" style:font-size-complex="10pt" style:font-weight-complex="bold"/>
    </style:style>
    <style:style style:name="T5" style:family="text">
      <style:text-properties fo:color="#000000" style:font-name="Arial" fo:font-size="10pt" fo:font-weight="bold" officeooo:rsid="001b598e" style:font-size-asian="10pt" style:font-weight-asian="bold" style:font-name-complex="Arial1" style:font-size-complex="10pt"/>
    </style:style>
    <style:style style:name="T6" style:family="text">
      <style:text-properties fo:color="#000000" style:font-name="Arial" fo:font-size="10pt" fo:font-weight="bold" style:font-name-asian="Arial1" style:font-size-asian="10pt" style:font-weight-asian="bold" style:font-name-complex="Arial1" style:font-size-complex="10pt"/>
    </style:style>
    <style:style style:name="T7" style:family="text">
      <style:text-properties fo:color="#000000" style:font-name="Arial" fo:font-size="10pt" style:font-size-asian="10pt" style:font-name-complex="Arial1" style:font-size-complex="10pt"/>
    </style:style>
    <style:style style:name="T8" style:family="text">
      <style:text-properties fo:color="#000000" style:font-name="Arial" fo:font-size="10pt" officeooo:rsid="001b598e" style:font-size-asian="10pt" style:font-name-complex="Arial1" style:font-size-complex="10pt"/>
    </style:style>
    <style:style style:name="T9" style:family="text">
      <style:text-properties fo:color="#000000" style:font-name="Arial" fo:font-size="10pt" officeooo:rsid="001bd12d" style:font-size-asian="10pt" style:font-name-complex="Arial1" style:font-size-complex="10pt"/>
    </style:style>
    <style:style style:name="T10" style:family="text">
      <style:text-properties fo:color="#000000" style:font-name="Arial" fo:font-size="10pt" fo:font-style="italic" style:font-size-asian="10pt" style:font-style-asian="italic" style:font-name-complex="Arial1" style:font-size-complex="10pt"/>
    </style:style>
    <style:style style:name="T11" style:family="text">
      <style:text-properties fo:color="#000000" style:font-name="Arial" fo:font-weight="bold" style:font-weight-asian="bold" style:font-name-complex="Arial1"/>
    </style:style>
    <style:style style:name="T12" style:family="text">
      <style:text-properties fo:color="#000000" style:font-name="Arial" style:font-name-complex="Arial1"/>
    </style:style>
    <style:style style:name="T13" style:family="text">
      <style:text-properties fo:color="#000000" style:font-name="Arial" style:text-underline-style="solid" style:text-underline-width="auto" style:text-underline-color="font-color" style:font-name-complex="Arial1"/>
    </style:style>
    <style:style style:name="T14" style:family="text">
      <style:text-properties fo:color="#000000" style:font-name="Arial" style:text-underline-style="solid" style:text-underline-width="auto" style:text-underline-color="font-color" officeooo:rsid="001b598e" style:font-name-complex="Arial1"/>
    </style:style>
    <style:style style:name="T15" style:family="text">
      <style:text-properties fo:color="#000000" style:font-name="Arial" style:text-underline-style="solid" style:text-underline-width="auto" style:text-underline-color="font-color" fo:font-weight="bold" style:font-weight-asian="bold" style:font-name-complex="Arial1" style:font-weight-complex="bold"/>
    </style:style>
    <style:style style:name="T16" style:family="text">
      <style:text-properties fo:color="#000000" style:font-name="Arial" fo:language="es" fo:country="MX" fo:font-weight="bold" style:font-weight-asian="bold" style:font-name-complex="Arial1"/>
    </style:style>
    <style:style style:name="T17" style:family="text">
      <style:text-properties fo:color="#000000" style:font-name="Arial" fo:language="es" fo:country="MX" style:font-name-complex="Arial1"/>
    </style:style>
    <style:style style:name="T18" style:family="text">
      <style:text-properties fo:color="#000000" style:font-name="Arial" fo:language="es" fo:country="MX" style:text-underline-style="solid" style:text-underline-width="auto" style:text-underline-color="font-color" style:font-name-complex="Arial1"/>
    </style:style>
    <style:style style:name="T19" style:family="text">
      <style:text-properties fo:color="#000000" style:font-name="Arial" fo:font-style="italic" style:font-style-asian="italic" style:font-name-complex="Arial1"/>
    </style:style>
    <style:style style:name="T20" style:family="text">
      <style:text-properties fo:color="#000000" style:font-name="Arial" fo:font-style="italic" style:font-style-asian="italic" style:font-name-complex="Arial1" style:font-style-complex="italic"/>
    </style:style>
    <style:style style:name="T21" style:family="text">
      <style:text-properties fo:color="#3366ff" style:font-name="Arial" fo:font-size="18pt" fo:font-weight="bold" style:font-size-asian="18pt" style:font-weight-asian="bold" style:font-name-complex="Arial1" style:font-size-complex="18pt"/>
    </style:style>
    <style:style style:name="T22" style:family="text">
      <style:text-properties fo:color="#3366ff" style:font-name="Arial" fo:font-size="18pt" style:text-underline-style="solid" style:text-underline-width="auto" style:text-underline-color="font-color" fo:font-weight="bold" style:font-size-asian="18pt" style:font-weight-asian="bold" style:font-name-complex="Arial1" style:font-size-complex="18pt"/>
    </style:style>
    <style:style style:name="T23" style:family="text">
      <style:text-properties fo:color="#7f7f7f" style:font-name="Arial" fo:font-size="10pt" style:font-name-asian="Arial1" style:font-size-asian="10pt" style:font-name-complex="Arial1" style:font-size-complex="10pt"/>
    </style:style>
    <style:style style:name="T24" style:family="text">
      <style:text-properties fo:color="#7f7f7f" style:font-name="Arial" fo:font-size="10pt" style:font-size-asian="10pt" style:font-name-complex="Arial1" style:font-size-complex="10pt"/>
    </style:style>
    <style:style style:name="T25" style:family="text">
      <style:text-properties fo:color="#ffffff" style:font-name="Arial" fo:font-size="10pt" fo:font-weight="bold" style:font-name-asian="Arial1" style:font-size-asian="10pt" style:font-weight-asian="bold" style:font-name-complex="Arial1" style:font-size-complex="10pt"/>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Jorge Marcel Faustino Peimbertd Galindo</text:span></text:p>
      <text:p text:style-name="P1"><text:span text:style-name="T1">Computer Engineer</text:span></text:p>
      <text:p text:style-name="P2"/>
      <text:p text:style-name="P9"/>
      <text:p text:style-name="P10"/>
      <text:p text:style-name="Standard"><text:bookmark-start text:name="__DdeLink__186_3217202093"/><text:span text:style-name="T21">PROJECTS</text:span><text:bookmark-end text:name="__DdeLink__186_3217202093"/></text:p>
      <text:p text:style-name="Standard"><text:span text:style-name="T21"/></text:p>
      <text:p text:style-name="P17"><text:span text:style-name="T3">From Feb 20</text:span><text:span text:style-name="T5">23</text:span><text:span text:style-name="T3"> to Present</text:span></text:p>
      <text:p text:style-name="P17"><text:span text:style-name="T11">EOG Resources</text:span><text:span text:style-name="T12">, Computer Engineer</text:span></text:p>
      <text:p text:style-name="P17"><text:span text:style-name="T13">Project</text:span><text:span text:style-name="T15">:</text:span><text:span text:style-name="T12"> </text:span><text:span text:style-name="T14">Comm Manager</text:span></text:p>
      <text:p text:style-name="P17"><text:span text:style-name="T7">Description</text:span><text:span text:style-name="T4">:</text:span><text:span text:style-name="T7"> </text:span><text:span text:style-name="T8">Single Web Page App that allow users to track financial letters </text:span><text:span text:style-name="T9">to</text:span><text:span text:style-name="T8"> land owners. The app designed to avoid raw tracing, signing, writing of letters that land owners should receive to accept conditions and terms of legal contracts as well as invoice letters</text:span></text:p>
      <text:p text:style-name="P17"><text:span text:style-name="T7">Responsibilities</text:span><text:span text:style-name="T4">:</text:span><text:span text:style-name="T7"> <text:s/></text:span></text:p>
      <text:p text:style-name="P20"><text:span text:style-name="T7">- </text:span><text:span text:style-name="T8">In charge of Design, architecture and planning of the app in UI and API scopes.</text:span></text:p>
      <text:p text:style-name="P20"><text:span text:style-name="T8">- Use of React to develop front end, using CDC(Configurable Data Component) for quick development</text:span></text:p>
      <text:p text:style-name="P20"><text:span text:style-name="T8">- Use of FastAPI Python for API service, designing multiple microservices</text:span></text:p>
      <text:p text:style-name="P20"><text:span text:style-name="T8">- Deployment of all services using CDCI with github actions, creation of image with Docker, storage of Image in Harbor, running docker container in Portainer following Docker-Swarm.</text:span></text:p>
      <text:p text:style-name="P20"><text:span text:style-name="T8">- </text:span><text:span text:style-name="T9">Handling PDF serving, merging and checking QR codes inside the PDFs</text:span></text:p>
      <text:p text:style-name="P20"><text:span text:style-name="T3"/></text:p>
      <text:p text:style-name="P20"><text:span text:style-name="T3"/></text:p>
      <text:p text:style-name="P25"><text:span text:style-name="T3">From Feb 20</text:span><text:span text:style-name="T5">22</text:span><text:span text:style-name="T3"> to </text:span><text:span text:style-name="T5">2023</text:span></text:p>
      <text:p text:style-name="P17"><text:span text:style-name="T11">EOG Resources</text:span><text:span text:style-name="T12">, Computer Engineer</text:span></text:p>
      <text:p text:style-name="P17"><text:span text:style-name="T13">Project</text:span><text:span text:style-name="T15">:</text:span><text:span text:style-name="T12"> </text:span><text:span text:style-name="T14">Configurable Data Component – still in maintenance</text:span></text:p>
      <text:p text:style-name="P17"><text:span text:style-name="T7">Description</text:span><text:span text:style-name="T4">:</text:span><text:span text:style-name="T7"> </text:span><text:span text:style-name="T8">Configurable Data Grid Package using DevExpress react Grid, Collegues will be able to download the package and implement a standard grid base on EOG requirements.</text:span></text:p>
      <text:p text:style-name="P17"><text:span text:style-name="T7">Responsibilities</text:span><text:span text:style-name="T4">:</text:span><text:span text:style-name="T7"> <text:s/></text:span></text:p>
      <text:p text:style-name="P20"><text:span text:style-name="T7">- In charge of most all the proyect, developing UI with react.</text:span></text:p>
      <text:p text:style-name="P20"><text:span text:style-name="T7">-</text:span><text:span text:style-name="T8">Implementing standarized grid using</text:span><text:span text:style-name="T7"> </text:span><text:span text:style-name="T8">DevExpress react Grid.</text:span></text:p>
      <text:p text:style-name="P20"><text:span text:style-name="T7">-</text:span><text:span text:style-name="T8">Add new features</text:span><text:span text:style-name="T7">.</text:span></text:p>
      <text:p text:style-name="P20"><text:span text:style-name="T7">-</text:span><text:span text:style-name="T8">Develop a way to create dinamic columns in a simple way</text:span><text:span text:style-name="T7">.</text:span></text:p>
      <text:p text:style-name="Standard"><text:span text:style-name="T23"><text:s text:c="36"/></text:span></text:p>
      <text:p text:style-name="Standard"><text:span text:style-name="T3">From Feb 2019 to </text:span><text:span text:style-name="T5">2022</text:span></text:p>
      <text:p text:style-name="Standard"><text:span text:style-name="T11">EOG Resources</text:span><text:span text:style-name="T12">, Computer Engineer</text:span></text:p>
      <text:p text:style-name="Standard"><text:span text:style-name="T13">Project</text:span><text:span text:style-name="T15">:</text:span><text:span text:style-name="T12"> </text:span><text:span text:style-name="T13">LandTracking – </text:span><text:span text:style-name="T14">still in maintenance</text:span></text:p>
      <text:p text:style-name="Standard"><text:span text:style-name="T7">Description</text:span><text:span text:style-name="T4">:</text:span><text:span text:style-name="T7"> Single Web Page App that allow user to search for leases stored in oracle databases, add new leases/contracts, edit and cancel. It will allow user to keep track of </text:span><text:bookmark text:name="_GoBack"/><text:span text:style-name="T7">payments and to create checks to print and pay.</text:span></text:p>
      <text:p text:style-name="Standard"><text:span text:style-name="T7">Responsibilities</text:span><text:span text:style-name="T4">:</text:span><text:span text:style-name="T7"> <text:s/></text:span></text:p>
      <text:p text:style-name="P18"><text:span text:style-name="T7">- In charge of most all the proyect, developing UI with react and server side with C# .Net Core 2 framework.</text:span></text:p>
      <text:p text:style-name="P18"><text:span text:style-name="T7">-Applying the latest, best and most popular libraries on the UI, just like material ui 4, redux, redux-saga, immutableJs.</text:span></text:p>
      <text:p text:style-name="P18"><text:span text:style-name="T7">-Implementing best async patterns on the server side, avoiding delays between calls.</text:span></text:p>
      <text:p text:style-name="P18"><text:span text:style-name="T7">-Became React DevExpress Grid expert and helping people with in other proyects.</text:span></text:p>
      <text:p text:style-name="P18"><text:span text:style-name="T7">-IIS server implemented, but we are planning to migrate into express js, in order to use kubernetes instead of.</text:span></text:p>
      <text:p text:style-name="P18"><text:span text:style-name="T7">-Applying MVC pattern in front end using lerna packages manager and on the back end we are using .Net MVC 5.</text:span></text:p>
      <text:p text:style-name="P18"><text:span text:style-name="T7">-Working with the control version system GIT.</text:span></text:p>
      <text:p text:style-name="P18"><text:soft-page-break/><text:span text:style-name="T7">-Atending all morning meeting to review plan progress.</text:span></text:p>
      <text:p text:style-name="Standard"/>
      <text:p text:style-name="Standard"><text:span text:style-name="T3">From August 2017 to Nov 2018</text:span></text:p>
      <text:p text:style-name="Standard"><text:span text:style-name="T11">TEKMEXICO</text:span><text:span text:style-name="T12">, Computer Engineer</text:span></text:p>
      <text:p text:style-name="Standard"><text:span text:style-name="T13">Project</text:span><text:span text:style-name="T15">:</text:span><text:span text:style-name="T12"> </text:span><text:span text:style-name="T13">web communication protocol system</text:span></text:p>
      <text:p text:style-name="Standard"><text:span text:style-name="T7">Description</text:span><text:span text:style-name="T4">:</text:span><text:span text:style-name="T7"> A web application to create communication networks, implementing a communication system for the company, adding multiple services as notifications, User preferences, multilingual service.</text:span></text:p>
      <text:p text:style-name="Standard"><text:span text:style-name="T7">Responsibilities</text:span><text:span text:style-name="T4">:</text:span><text:span text:style-name="T7"> <text:s/></text:span></text:p>
      <text:p text:style-name="P18"><text:span text:style-name="T7">- Implement client-side scripts with Reactjs that includes basic functions and API for Ajax calls.</text:span></text:p>
      <text:p text:style-name="P18"><text:span text:style-name="T7">-Applying the latest HTML5 and CSS3.</text:span></text:p>
      <text:p text:style-name="P18"><text:span text:style-name="T7">-Use of design patterns in front-end and back-end for a better arquitecture of the code.</text:span></text:p>
      <text:p text:style-name="P18"><text:span text:style-name="T7">-Implementation of the reduxjs library in front-end to take control of flow information.</text:span></text:p>
      <text:p text:style-name="P18"><text:span text:style-name="T7">-Buildup a server with ExpressJS for the back-end implementing middleware libraries like helmet, body-parser, mongoose, passport, jwt, among others.</text:span></text:p>
      <text:p text:style-name="P18"><text:span text:style-name="T7">-Splitting the back-end services into micro-services with docker and kubernetes.</text:span></text:p>
      <text:p text:style-name="P18"><text:span text:style-name="T7">-Working with the control version system GIT to keep track of the overall project changes.</text:span></text:p>
      <text:p text:style-name="P18"><text:span text:style-name="T7">-Participate in daily scrum meetings with the Management and leadership team</text:span></text:p>
      <text:p text:style-name="Standard"/>
      <text:p text:style-name="P3"/>
      <text:p text:style-name="P3"/>
      <text:p text:style-name="P3"/>
      <text:p text:style-name="P3"/>
      <text:p text:style-name="P3"/>
      <text:p text:style-name="P3"/>
      <text:p text:style-name="P3"/>
      <text:p text:style-name="P3"/>
      <text:p text:style-name="Standard"><text:span text:style-name="T3">From July 2015 to May 2017</text:span></text:p>
      <text:p text:style-name="Standard"><text:span text:style-name="T11">SOFTTEK</text:span><text:span text:style-name="T12">, Computer Engineer</text:span></text:p>
      <text:p text:style-name="Standard"><text:span text:style-name="T13">Project:</text:span><text:span text:style-name="T12"> </text:span><text:span text:style-name="T13">Back-End Merchant Side For Sony</text:span></text:p>
      <text:p text:style-name="Standard"><text:span text:style-name="T7">Description</text:span><text:span text:style-name="T4">:</text:span><text:span text:style-name="T7"> Development new API and Maintenance of the servers in charge of bank transactions for Sony networks, and user’s playstationstore account bank information.</text:span></text:p>
      <text:p text:style-name="Standard"><text:span text:style-name="T7">Responsibilities: <text:s/></text:span></text:p>
      <text:p text:style-name="P18"><text:span text:style-name="T7">-To Develop new applications in c++ language, under the diferent services, like paypal, worldpay, adyen.</text:span></text:p>
      <text:p text:style-name="P18"><text:span text:style-name="T7">-Integrate new c++ API into the server-side, like limit the cards the user can register, and add the new service to store secure the card number inside databases.</text:span></text:p>
      <text:p text:style-name="P18"><text:span text:style-name="T7">-Building new cross language API with protobuffers(Google’s API), for the communication between c++ (back-end) and java (front-end)</text:span></text:p>
      <text:p text:style-name="P18"><text:span text:style-name="T7">-Find and resolve errors on the system</text:span></text:p>
      <text:p text:style-name="P18"><text:span text:style-name="T7">-Test changes</text:span></text:p>
      <text:p text:style-name="P18"><text:span text:style-name="T7">-Continuous integration and continuous deployment with the Jenkins web tool</text:span></text:p>
      <text:p text:style-name="P18"><text:span text:style-name="T7">-Continuous communication with the client</text:span></text:p>
      <text:p text:style-name="P18"><text:span text:style-name="T7">-Participate in daily scrum meetings with all the team.</text:span></text:p>
      <text:p text:style-name="P18"><text:span text:style-name="T7">-Participate each 4 months in a planning meeting at California Sony’s Offices where a lot of teams assists, to enroll our team in the work of the next 3 months following the AGILE.</text:span></text:p>
      <text:p text:style-name="P18"><text:span text:style-name="T7">-Split task following the AGILE methodology and the Fibonacci points method</text:span></text:p>
      <text:p text:style-name="P18"><text:span text:style-name="T7">-Worked with the control version System Perforce at most the time, and migration to git in the last 6 months of my project.</text:span></text:p>
      <text:p text:style-name="P4"/>
      <text:p text:style-name="Standard"><text:span text:style-name="T13">Project:</text:span><text:span text:style-name="T12"> </text:span><text:span text:style-name="T13">3-D secure in PlaystationStore</text:span></text:p>
      <text:p text:style-name="Standard"><text:span text:style-name="T7">Description</text:span><text:span text:style-name="T4">: </text:span><text:span text:style-name="T7">A security service with the most recent secure technology that ask for the security pin of user’s debit/credit bank card when they payment method are debit/credit card with bank </text:span><text:soft-page-break/><text:span text:style-name="T7">account that supports this new technology, implemented at first only for Europe but develop to be flexible and it can be easy configure to work in any region, country or state.</text:span></text:p>
      <text:p text:style-name="Standard"><text:span text:style-name="T7">Responsibilities: <text:s/></text:span></text:p>
      <text:p text:style-name="P18"><text:span text:style-name="T7">-Design new API and document the importance, instructions, and develop of the new API.</text:span></text:p>
      <text:p text:style-name="P18"><text:span text:style-name="T7">-Work with a third-party service to send Ajax calls to them with the info about the transactions.</text:span></text:p>
      <text:p text:style-name="P18"><text:span text:style-name="T7">-Get java front-end information throught protobuffer API.</text:span></text:p>
      <text:p text:style-name="P18"><text:span text:style-name="T7">-Test changes</text:span></text:p>
      <text:p text:style-name="P18"><text:span text:style-name="T7">-Continuous integration and continuous deployment with the Jenkins web tool</text:span></text:p>
      <text:p text:style-name="P18"><text:span text:style-name="T7">-Continuous communication with the client and the third-party service</text:span></text:p>
      <text:p text:style-name="P18"><text:span text:style-name="T7">-Participate in daily scrum meetings with all the team.</text:span></text:p>
      <text:p text:style-name="P18"><text:span text:style-name="T7">-Participate in multi-teams meetings to be updated about the advances in the front-end to match and test the services.</text:span></text:p>
      <text:p text:style-name="P18"><text:span text:style-name="T7">-Split task following the AGILE methodology and the Fibonacci points method</text:span></text:p>
      <text:p text:style-name="P18"><text:span text:style-name="T7">-Worked with the control version System GIT.</text:span></text:p>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22">PROJECTS</text:span></text:p>
      <text:p text:style-name="P5"/>
      <text:p text:style-name="Standard"><text:span text:style-name="T3">From May 2014 to July <text:s text:c="2"/>2015 <text:s text:c="36"/></text:span></text:p>
      <text:p text:style-name="Standard"><text:span text:style-name="T16">Universidad Autónoma de Guadalajara</text:span><text:span text:style-name="T17">, </text:span><text:span text:style-name="T13">Partial</text:span><text:span text:style-name="T18"> </text:span><text:span text:style-name="T13">Teacher</text:span></text:p>
      <text:p text:style-name="Standard"><text:span text:style-name="T13">Project:</text:span><text:span text:style-name="T12"> </text:span><text:span text:style-name="T13">Partial</text:span><text:span text:style-name="T18"> </text:span><text:span text:style-name="T13">Teacher</text:span></text:p>
      <text:p text:style-name="Standard"><text:span text:style-name="T7">Description: To teach the subjects of Probability, Materials resistance, Fluids, and Automatization</text:span></text:p>
      <text:p text:style-name="Standard"><text:span text:style-name="T7">Responsibilities: </text:span></text:p>
      <text:p text:style-name="Standard"><text:span text:style-name="T7"><text:tab/>- Prepare each class</text:span></text:p>
      <text:p text:style-name="Standard"><text:span text:style-name="T7"><text:tab/>- Report Qualifications</text:span></text:p>
      <text:p text:style-name="Standard"><text:span text:style-name="T7"><text:tab/>- Teach to a group of students</text:span></text:p>
      <text:p text:style-name="P3"/>
      <text:p text:style-name="Standard"><text:span text:style-name="T3">From December 2013 to September 2014 <text:s text:c="40"/></text:span></text:p>
      <text:p text:style-name="Standard"><text:span text:style-name="T11">FERCAR</text:span><text:span text:style-name="T12">, Business Coordinator</text:span></text:p>
      <text:p text:style-name="Standard"><text:span text:style-name="T13">Project:</text:span><text:span text:style-name="T12"> </text:span><text:span text:style-name="T13">Design, Quote, Management of new products</text:span></text:p>
      <text:p text:style-name="Standard"><text:span text:style-name="T7">Description: Coordinate the process of new products, Designing new products, Quoting them for the final price, Management and review of the manufacturing process</text:span></text:p>
      <text:p text:style-name="Standard"><text:span text:style-name="T7">Responsibilities: <text:s/></text:span></text:p>
      <text:p text:style-name="Standard"><text:span text:style-name="T7"><text:tab/>- Design Final product</text:span></text:p>
      <text:p text:style-name="Standard"><text:span text:style-name="T7"><text:tab/>- Quality inspector</text:span></text:p>
      <text:p text:style-name="Standard"><text:span text:style-name="T7"><text:tab/>- Coordinate production</text:span></text:p>
      <text:p text:style-name="Standard"><text:span text:style-name="T7"><text:tab/>- Buy Materials</text:span></text:p>
      <text:p text:style-name="Standard"><text:span text:style-name="T7"><text:tab/>- Transport materials</text:span></text:p>
      <text:p text:style-name="Standard"><text:span text:style-name="T7"><text:tab/>- Report costs of each product </text:span></text:p>
      <text:p text:style-name="P3"/>
      <text:p text:style-name="Standard"><text:span text:style-name="T3">From May 2012 to December 2013 <text:s text:c="40"/></text:span></text:p>
      <text:p text:style-name="Standard"><text:span text:style-name="T11">IDER</text:span><text:span text:style-name="T12">, Design Engineer</text:span></text:p>
      <text:p text:style-name="Standard"><text:soft-page-break/><text:span text:style-name="T13">Project:</text:span><text:span text:style-name="T12"> </text:span><text:span text:style-name="T13">new Product designer</text:span></text:p>
      <text:p text:style-name="Standard"><text:span text:style-name="T7">Description: Develop and design new products</text:span></text:p>
      <text:p text:style-name="Standard"><text:span text:style-name="T7">Responsibilities: <text:s/></text:span></text:p>
      <text:p text:style-name="P18"><text:span text:style-name="T7">- Design Final Product (create drawing planes, bill of material, 3D modeling product)</text:span></text:p>
      <text:p text:style-name="P18"><text:span text:style-name="T7">- Project CNC Automatization (Search and implement a CAM Program for CNC <text:s text:c="23"/>Puncher) </text:span></text:p>
      <text:p text:style-name="P18"><text:span text:style-name="T7">- Review constantly the production, and report the advances.</text:span></text:p>
      <text:p text:style-name="P3"/>
      <text:p text:style-name="P11"/>
      <text:p text:style-name="P12"><text:bookmark text:name="__DdeLink__819_187872568"/></text:p>
      <text:p text:style-name="P13"/>
      <text:p text:style-name="P13"/>
      <text:p text:style-name="P13"/>
      <text:p text:style-name="P13"/>
      <text:p text:style-name="P13"/>
      <text:p text:style-name="P13"/>
      <text:p text:style-name="P13"/>
      <text:p text:style-name="P13"/>
      <text:p text:style-name="P13"/>
      <text:p text:style-name="P13"/>
      <text:p text:style-name="Standard"><text:span text:style-name="T21">TECHNICAL SKILLS</text:span></text:p>
      <text:p text:style-name="P6"><text:bookmark text:name="__DdeLink__819_1878725681"/></text:p>
      <text:p text:style-name="Standard"><text:span text:style-name="T19">Front-end languages, tools and frameworks:</text:span></text:p>
      <text:section text:style-name="Sect1" text:name="TextSection">
        <text:list xml:id="list1863952388" text:style-name="WWNum1">
          <text:list-item>
            <text:p text:style-name="P14"><text:span text:style-name="T19">HTML5</text:span></text:p>
            <text:list>
              <text:list-item>
                <text:p text:style-name="P14"><text:span text:style-name="T19">Javascript</text:span></text:p>
              </text:list-item>
              <text:list-item>
                <text:p text:style-name="P14"><text:span text:style-name="T19">CSS3</text:span></text:p>
              </text:list-item>
              <text:list-item>
                <text:p text:style-name="P14"><text:span text:style-name="T19">CSS Prepocessors: LESS, SASS</text:span></text:p>
              </text:list-item>
              <text:list-item>
                <text:p text:style-name="P14"><text:span text:style-name="T19">Bootstrap</text:span></text:p>
              </text:list-item>
              <text:list-item>
                <text:p text:style-name="P14"><text:span text:style-name="T19">HTML Preprocessors: Handlebars, Pug</text:span></text:p>
              </text:list-item>
            </text:list>
          </text:list-item>
        </text:list>
        <text:p text:style-name="P22"/>
        <text:list xml:id="list203959405080076" text:continue-numbering="true" text:style-name="WWNum1">
          <text:list-item>
            <text:p text:style-name="P14"><text:span text:style-name="T19">Javascript libraries and frameworks:</text:span></text:p>
            <text:list>
              <text:list-item>
                <text:p text:style-name="P14"><text:span text:style-name="T19">jQuery</text:span></text:p>
              </text:list-item>
              <text:list-item>
                <text:p text:style-name="P14"><text:span text:style-name="T19">ReactJS</text:span></text:p>
              </text:list-item>
              <text:list-item>
                <text:p text:style-name="P14"><text:span text:style-name="T19">RequireJS</text:span></text:p>
              </text:list-item>
              <text:list-item>
                <text:p text:style-name="P14"><text:span text:style-name="T19">LodashJS</text:span></text:p>
              </text:list-item>
              <text:list-item>
                <text:p text:style-name="P14"><text:span text:style-name="T19">MomentJS</text:span></text:p>
              </text:list-item>
              <text:list-item>
                <text:p text:style-name="P14"><text:span text:style-name="T19">UnderscoreJS</text:span></text:p>
              </text:list-item>
            </text:list>
          </text:list-item>
        </text:list>
      </text:section>
      <text:section text:style-name="Sect2" text:name="Section1">
        <text:p text:style-name="P22"/>
        <text:list xml:id="list203958826666406" text:continue-numbering="true" text:style-name="WWNum1">
          <text:list-item>
            <text:p text:style-name="P14"><text:span text:style-name="T19">Javascript miscellaneous (server-side, database, templating system, automated tasks)</text:span></text:p>
          </text:list-item>
        </text:list>
      </text:section>
      <text:section text:style-name="Sect1" text:name="Section2">
        <text:list xml:id="list203959703802180" text:continue-numbering="true" text:style-name="WWNum1">
          <text:list-item>
            <text:list>
              <text:list-item>
                <text:p text:style-name="P14"><text:span text:style-name="T19">NodeJS modules:</text:span></text:p>
                <text:list>
                  <text:list-item>
                    <text:p text:style-name="P14"><text:span text:style-name="T19">ExpressJS</text:span></text:p>
                  </text:list-item>
                  <text:list-item>
                    <text:p text:style-name="P14"><text:span text:style-name="T19">Webpack</text:span></text:p>
                  </text:list-item>
                  <text:list-item>
                    <text:p text:style-name="P14"><text:span text:style-name="T19">Mongoose</text:span></text:p>
                  </text:list-item>
                  <text:list-item>
                    <text:p text:style-name="P14"><text:span text:style-name="T19">Helmet</text:span></text:p>
                  </text:list-item>
                  <text:list-item>
                    <text:p text:style-name="P14"><text:span text:style-name="T19">Babel</text:span></text:p>
                  </text:list-item>
                </text:list>
              </text:list-item>
              <text:list-item>
                <text:p text:style-name="P14"><text:span text:style-name="T19">Typescript</text:span></text:p>
              </text:list-item>
              <text:list-item>
                <text:p text:style-name="P14"><text:span text:style-name="T19">LinterJS</text:span></text:p>
              </text:list-item>
              <text:list-item>
                <text:p text:style-name="P14"><text:span text:style-name="T19">SinonJS</text:span></text:p>
              </text:list-item>
              <text:list-item>
                <text:p text:style-name="P14"><text:span text:style-name="T19">Jest</text:span></text:p>
              </text:list-item>
              <text:list-item>
                <text:p text:style-name="P14"><text:span text:style-name="T19">ChaiJS</text:span></text:p>
              </text:list-item>
              <text:list-item>
                <text:p text:style-name="P14"><text:span text:style-name="T19">MochaJS</text:span></text:p>
              </text:list-item>
              <text:list-item>
                <text:p text:style-name="P14"><text:span text:style-name="T19">MongoDB</text:span></text:p>
              </text:list-item>
              <text:list-item>
                <text:p text:style-name="P14"><text:span text:style-name="T19">ReduxJS</text:span></text:p>
              </text:list-item>
            </text:list>
          </text:list-item>
        </text:list>
      </text:section>
      <text:section text:style-name="Sect2" text:name="Section3">
        <text:p text:style-name="P22"/>
        <text:list xml:id="list203959740764270" text:continue-numbering="true" text:style-name="WWNum1">
          <text:list-item>
            <text:p text:style-name="P14"><text:span text:style-name="T19">Experience in Object Oriented Programming (C++)</text:span></text:p>
            <text:list>
              <text:list-item>
                <text:p text:style-name="P14"><text:soft-page-break/><text:span text:style-name="T19">C++ core libraries (IoStream, Containers, Regex, etc.)</text:span></text:p>
              </text:list-item>
              <text:list-item>
                <text:p text:style-name="P14"><text:span text:style-name="T19">SQLAPI++</text:span></text:p>
              </text:list-item>
              <text:list-item>
                <text:p text:style-name="P14"><text:span text:style-name="T19">Cross-lenguage API</text:span></text:p>
                <text:list>
                  <text:list-item>
                    <text:p text:style-name="P14"><text:span text:style-name="T19">ProtoBuffers (Google API) C++-Java</text:span></text:p>
                  </text:list-item>
                </text:list>
              </text:list-item>
            </text:list>
          </text:list-item>
        </text:list>
        <text:p text:style-name="P23"/>
        <text:list xml:id="list203958481712058" text:continue-numbering="true" text:style-name="WWNum1">
          <text:list-item>
            <text:p text:style-name="P14"><text:span text:style-name="T19">General Programming</text:span></text:p>
            <text:list>
              <text:list-item>
                <text:p text:style-name="P14"><text:span text:style-name="T19">Design Patterns</text:span></text:p>
              </text:list-item>
              <text:list-item>
                <text:p text:style-name="P14"><text:span text:style-name="T19">Architectural Patterns (MVC, MVVM, MVP)</text:span></text:p>
              </text:list-item>
              <text:list-item>
                <text:p text:style-name="P14"><text:span text:style-name="T19">Best Practices</text:span></text:p>
              </text:list-item>
              <text:list-item>
                <text:p text:style-name="P14"><text:span text:style-name="T19">Algorithms and efficency</text:span></text:p>
              </text:list-item>
            </text:list>
          </text:list-item>
        </text:list>
        <text:p text:style-name="P22"/>
        <text:list xml:id="list203959426800799" text:continue-numbering="true" text:style-name="WWNum1">
          <text:list-item>
            <text:p text:style-name="P14"><text:span text:style-name="T19">Web Tools</text:span></text:p>
          </text:list-item>
        </text:list>
      </text:section>
      <text:section text:style-name="Sect1" text:name="Section4">
        <text:list xml:id="list203958766773160" text:continue-numbering="true" text:style-name="WWNum1">
          <text:list-item>
            <text:list>
              <text:list-item>
                <text:p text:style-name="P14"><text:span text:style-name="T19">Splunk</text:span></text:p>
              </text:list-item>
              <text:list-item>
                <text:p text:style-name="P14"><text:span text:style-name="T19">Jenkins</text:span></text:p>
              </text:list-item>
              <text:list-item>
                <text:p text:style-name="P14"><text:span text:style-name="T19">GIT</text:span></text:p>
              </text:list-item>
              <text:list-item>
                <text:p text:style-name="P14"><text:span text:style-name="T19">Docker</text:span></text:p>
              </text:list-item>
              <text:list-item>
                <text:p text:style-name="P14"><text:span text:style-name="T19">Heroku</text:span></text:p>
              </text:list-item>
              <text:list-item>
                <text:p text:style-name="P14"><text:span text:style-name="T19">Perforce</text:span></text:p>
              </text:list-item>
              <text:list-item>
                <text:p text:style-name="P14"><text:span text:style-name="T19">Anthill</text:span></text:p>
              </text:list-item>
              <text:list-item>
                <text:p text:style-name="P14"><text:span text:style-name="T19">Jira</text:span></text:p>
              </text:list-item>
              <text:list-item>
                <text:p text:style-name="P14"><text:span text:style-name="T19">Rally for Agile implementation</text:span></text:p>
              </text:list-item>
            </text:list>
          </text:list-item>
        </text:list>
      </text:section>
      <text:section text:style-name="Sect2" text:name="Section5">
        <text:p text:style-name="P6"/>
        <text:p text:style-name="P6"/>
        <text:p text:style-name="P13"/>
        <text:p text:style-name="P24"><text:span text:style-name="T21">ABILITIES</text:span></text:p>
        <text:p text:style-name="P6"/>
        <text:list xml:id="list2787580374" text:style-name="WWNum2">
          <text:list-item>
            <text:p text:style-name="P15"><text:span text:style-name="T20">Excellent in a team work</text:span></text:p>
          </text:list-item>
          <text:list-item>
            <text:p text:style-name="P15"><text:span text:style-name="T20">Good communication skills</text:span></text:p>
          </text:list-item>
          <text:list-item>
            <text:p text:style-name="P15"><text:span text:style-name="T20">Able to learn and work single</text:span></text:p>
          </text:list-item>
        </text:list>
        <text:p text:style-name="P19"/>
        <text:p text:style-name="P13"/>
        <text:p text:style-name="Standard"><text:span text:style-name="T21">ACADEMIC CAREER</text:span></text:p>
        <text:p text:style-name="P16"/>
        <text:p text:style-name="Standard"><text:span text:style-name="T25"><text:s/></text:span><text:span text:style-name="T3">2008-2011 <text:s text:c="3"/></text:span><text:span text:style-name="T7"><text:s text:c="8"/><text:tab/>Title Mechatronics Engineer </text:span></text:p>
        <text:p text:style-name="Standard"><text:span text:style-name="T6"><text:s/></text:span><text:span text:style-name="T3">Guadalajara-Mexico <text:s text:c="2"/></text:span><text:span text:style-name="T10">Universidad Autónoma de Guadalajara</text:span></text:p>
        <text:p text:style-name="P7"/>
        <text:p text:style-name="Standard"><text:span text:style-name="T6"><text:s/></text:span><text:span text:style-name="T3">2012 <text:s text:c="3"/></text:span><text:span text:style-name="T7"><text:s text:c="18"/><text:tab/>Title Specialism in manufacturing systems</text:span></text:p>
        <text:p text:style-name="Standard"><text:span text:style-name="T6"><text:s/></text:span><text:span text:style-name="T3">Guadalajara-Mexico <text:s text:c="2"/></text:span><text:span text:style-name="T10">Universidad Autónoma de Guadalajara</text:span></text:p>
        <text:p text:style-name="P6"/>
        <text:p text:style-name="Standard"><text:span text:style-name="T21">Languages</text:span></text:p>
        <text:p text:style-name="P8"/>
        <text:p text:style-name="Standard"><text:span text:style-name="T11">Spanish: </text:span><text:span text:style-name="T12">Native</text:span></text:p>
        <text:p text:style-name="Standard"><text:span text:style-name="T11">English: </text:span><text:span text:style-name="T12">Advanced/Fluent</text:span></text:p>
        <text:p text:style-name="Standard"><text:span text:style-name="T12"><text:s/></text:span></text:p>
      </text:section>
      <text:section text:style-name="Sect2" text:name="Section6">
        <text:p text:style-name="Standard"/>
      </text:section>
      <text:section text:style-name="Sect2" text:name="Section7">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Regular" style:font-pitch="variable" style:font-charset="x-symbol"/>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ＭＳ 明朝'"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false" style:font-name-asian="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mbria" fo:font-family="Cambria" style:font-family-generic="roman" style:font-pitch="variable" fo:font-size="12pt" style:font-name-asian="MS Mincho" style:font-family-asian="'MS Mincho', 'ＭＳ 明朝'" style:font-family-generic-asian="system" style:font-pitch-asian="variable" style:font-size-asian="12pt" style:font-name-complex="Times New Roman" style:font-family-complex="'Times New Roman'" style:font-family-generic-complex="system" style:font-pitch-complex="variable"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WW8Num1z0" style:family="text">
      <style:text-properties style:font-name="Arial" fo:font-family="Arial" style:font-family-generic="roman" style:font-pitch="variable" style:font-name-asian="MS Mincho" style:font-family-asian="'MS Mincho', 'ＭＳ 明朝'" style:font-family-generic-asian="system" style:font-pitch-asian="variable" style:font-name-complex="Arial1" style:font-family-complex="Aria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Encabezado_20_Car" style:display-name="Encabezado Car" style:family="text">
      <style:text-properties fo:font-size="12pt" style:rfc-language-tag="es-ES-u-co-trad" fo:language="es" fo:country="ES" style:font-size-asian="12pt" style:font-size-complex="12pt"/>
    </style:style>
    <style:style style:name="Pie_20_de_20_página_20_Car" style:display-name="Pie de página Car" style:family="text">
      <style:text-properties fo:font-size="12pt" style:rfc-language-tag="es-ES-u-co-trad" fo:language="es" fo:country="ES"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8pt" fo:font-weight="bold" style:font-size-asian="18pt" style:font-weight-asian="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rial" fo:font-family="Arial" style:font-family-generic="roman" style:font-pitch="variable" fo:font-size="18pt" fo:font-weight="bold" style:font-size-asian="18pt" style:font-weight-asian="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Arial" fo:font-family="Arial" style:font-family-generic="roman" style:font-pitch="variable" fo:font-size="18pt" fo:font-weight="bold" style:font-size-asian="18pt" style:font-weight-asian="bold"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Arial" fo:font-family="Arial" style:font-family-generic="roman" style:font-pitch="variable" fo:font-size="18pt" fo:font-weight="bold" style:font-size-asian="18pt" style:font-weight-asian="bold"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Arial" fo:font-family="Arial" style:font-family-generic="roman" style:font-pitch="variable" fo:font-size="18pt" fo:font-weight="bold" style:font-size-asian="18pt" style:font-weight-asian="bold"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Arial" fo:font-family="Arial" style:font-family-generic="roman"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Arial" fo:font-family="Arial" style:font-family-generic="roman" style:font-pitch="variable" fo:font-size="18pt" fo:font-weight="bold" style:font-size-asian="18pt" style:font-weight-asian="bold"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2.3126in" style:type="center"/>
          <style:tab-stop style:position="8.2362in" style:type="right"/>
        </style:tab-stops>
      </style:paragraph-properties>
    </style:style>
    <style:page-layout style:name="Mpm1">
      <style:page-layout-properties fo:page-width="8.2681in" fo:page-height="11.6929in" style:num-format="1" style:print-orientation="portrait" fo:margin-top="0.9839in" fo:margin-bottom="0.9839in" fo:margin-left="1.1811in" fo:margin-right="1.181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17in" fo:margin-left="0in" fo:margin-right="0in" fo:margin-bottom="0.35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Isabel Mozo</meta:initial-creator>
    <meta:editing-cycles>5</meta:editing-cycles>
    <meta:creation-date>2018-10-11T19:56:00</meta:creation-date>
    <dc:date>2025-03-31T20:39:57.979000000</dc:date>
    <dc:language>en-US</dc:language>
    <meta:editing-duration>PT28M55S</meta:editing-duration>
    <meta:generator>Neat_Office/6.2.8.2$Windows_x86 LibreOffice_project/</meta:generator>
    <meta:document-statistic meta:table-count="0" meta:image-count="0" meta:object-count="0" meta:page-count="6" meta:paragraph-count="169" meta:word-count="1262" meta:character-count="8394" meta:non-whitespace-character-count="70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3410E2A.dotm" xlink:href=""/>
  </office:meta>
</office:document-meta>
</file>